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556cm" svg:height="2.384cm" svg:x="2.397cm" svg:y="2.016cm">
          <draw:text-box>
            <text:p text:style-name="P1"><text:span text:style-name="T1">ab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3T13:32:26.217234218</meta:creation-date>
    <dc:date>2020-12-04T14:16:40.300915147</dc:date>
    <meta:editing-duration>P1DT44M14S</meta:editing-duration>
    <meta:editing-cycles>3</meta:editing-cycles>
    <meta:generator>LibreOffice/6.4.6.2$Linux_X86_64 LibreOffice_project/40$Build-2</meta:generator>
    <meta:print-date>2020-12-03T19:27:22.454248423</meta:print-date>
    <meta:document-statistic meta:object-count="1"/>
  </office:meta>
</office:document-meta>
</file>